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0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3-31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13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0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0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4-1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08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02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1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4-03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09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1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13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4-18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27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19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14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4-13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2-01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28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13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6-01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1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05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03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17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4-16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31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10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6-26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4-0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08-2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05-3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04-26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7-02-2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6-12-3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6-11-3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6-11-0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6-09-2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6-08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6-07-27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6-06-29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6-05-25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6-04-28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6-03-30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6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6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5-12-2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5-11-2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5-10-3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5-10-02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5-08-2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5-07-3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5-05-2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5-04-24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5-03-25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5-02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5-01-22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4-12-22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4-11-25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4-10-2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4-09-29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4-08-25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4-07-21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4-06-24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4-05-28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4-04-28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4-02-28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57072010301</text:p>
          </table:table-cell>
          <table:table-cell office:value-type="string" calcext:value-type="string">
            <text:p>MA-XNW <text:s text:c="2"/>48 WINCHENDON, MA</text:p>
          </table:table-cell>
          <table:table-cell office:value-type="string" calcext:value-type="string">
            <text:p>2014-01-3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60" meta:object-count="0"/>
    <meta:user-defined meta:name="AppVersion">3.0</meta:user-defined>
  </office:meta>
</office:document-meta>
</file>